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a17" officeooo:paragraph-rsid="001a7589"/>
    </style:style>
    <style:style style:name="P2" style:family="paragraph" style:parent-style-name="Standard">
      <style:text-properties officeooo:rsid="00185a17" officeooo:paragraph-rsid="00185a17"/>
    </style:style>
    <style:style style:name="P3" style:family="paragraph" style:parent-style-name="Standard">
      <style:text-properties officeooo:paragraph-rsid="00185a17"/>
    </style:style>
    <style:style style:name="P4" style:family="paragraph" style:parent-style-name="Standard">
      <style:paragraph-properties fo:break-before="page"/>
      <style:text-properties officeooo:rsid="00185a17" officeooo:paragraph-rsid="00185a17"/>
    </style:style>
    <style:style style:name="P5" style:family="paragraph" style:parent-style-name="Standard">
      <style:paragraph-properties fo:break-before="page"/>
      <style:text-properties officeooo:rsid="00185a17" officeooo:paragraph-rsid="001a7589"/>
    </style:style>
    <style:style style:name="P6" style:family="paragraph" style:parent-style-name="Standard">
      <style:text-properties officeooo:paragraph-rsid="001d507f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d507f"/>
    </style:style>
    <style:style style:name="T1" style:family="text">
      <style:text-properties officeooo:rsid="001a7589"/>
    </style:style>
    <style:style style:name="T2" style:family="text">
      <style:text-properties officeooo:rsid="00185a17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fo:font-weight="bold" officeooo:rsid="001d507f" style:font-weight-asian="bold" style:font-weight-complex="bold"/>
    </style:style>
    <style:style style:name="T6" style:family="text">
      <style:text-properties fo:language="pt" fo:country="BR" fo:font-weight="normal" style:font-weight-asian="normal" style:font-weight-complex="normal"/>
    </style:style>
    <style:style style:name="T7" style:family="text">
      <style:text-properties fo:language="pt" fo:country="BR" fo:font-weight="normal" officeooo:rsid="001d507f" style:font-weight-asian="normal" style:font-weight-complex="normal"/>
    </style:style>
    <style:style style:name="T8" style:family="text">
      <style:text-properties fo:language="pt" fo:country="BR" officeooo:rsid="001d507f"/>
    </style:style>
    <style:style style:name="T9" style:family="text">
      <style:text-properties officeooo:rsid="001d50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 Descrição Geral<text:line-break/><text:span text:style-name="T3">Ao adentrarem o </text:span><text:span text:style-name="T4">Charco das Bandeiras</text:span><text:span text:style-name="T3">, eles se deparam com um vasto e sinistro pântano que serve como um labirinto natural. A paisagem é composta por árvores retorcidas, neblina densa, e água lodosa. Aqui e ali alguns remanescentes de pilares antigos emergem parcialmente submersas em áreas isoladas, onde resquícios de mamoas (morros funerários) esquecidas se localizam; algo causou o encharcamento dessas terras, há muito tempo, e tornou o ambiente bem perigoso para se trafegar a não ser na rota mais segura, que é demarcada por bandeiras - colocadas ali pelos pantaneiros, que vivem além do pântano. Essas bandeiras podem não estar intactas, por conta do desgaste, ou podem não estar facilmente visíveis, mas segui-las é o caminho seguro ali dentro.</text:span><text:line-break/><text:line-break/># <text:span text:style-name="T9">Riscos</text:span><text:line-break/>- <text:span text:style-name="T6">Terreno Encharcado (Lama Profunda, Aguapés e Poços Ocultos). </text:span><text:span text:style-name="T3">O pântano é traiçoeiro, com áreas onde o chão cede repentinamente, aprisionando quem pisa ali. Poços naturais e buracos cobertos por vegetação rasteira estão espalhados.</text:span></text:p>
      <text:p text:style-name="P6">- <text:span text:style-name="T6">Névoa Envenenada, Miasmas e Arbustos de espinhos. </text:span><text:span text:style-name="T3">Neblinas verdes e miasmas tóxicos cobrem partes do pântano, surgindo de fendas no chão e de fontes contaminadas por magia antiga. O ar nessas áreas pode debilitar ou envenenar quem o respira.</text:span></text:p>
      <text:p text:style-name="P6"><text:span text:style-name="T3"/></text:p>
      <text:p text:style-name="P6"><text:span text:style-name="T3">- </text:span><text:span text:style-name="T6">Criaturas do Charco (Sanguessugas Gigantes, Crocodilos e Jibóias, Enxames de abelhas caçadoras, e Mortos-vivos).</text:span><text:span text:style-name="T3"><text:line-break/>O charco é o lar de criaturas perigosas, como </text:span><text:span text:style-name="T8">S</text:span><text:span text:style-name="T6">anguessugas Gigantes</text:span><text:span text:style-name="T3"> que se escondem na água e </text:span><text:span text:style-name="T6">Crocodilos</text:span><text:span text:style-name="T3">, seres amorfos que se movem silenciosamente </text:span><text:soft-page-break/><text:span text:style-name="T3">pelos córregos, atacando quem atravessa seu território.</text:span></text:p>
      <text:p text:style-name="P3"/>
      <text:p text:style-name="P6"># <text:span text:style-name="T9">Oportunidades</text:span><text:line-break/>- <text:span text:style-name="T6">Artefatos Submersos </text:span><text:span text:style-name="T3"><text:line-break/>Debaixo das águas lamacentas e em alguns pontos do pântano estão artefatos do cemitério esquecido. Esses itens são valiosos, mas estão parcialmente enterrados ou protegidos.</text:span></text:p>
      <text:p text:style-name="P6"><text:span text:style-name="T8">Exemplos: M</text:span><text:span text:style-name="T3">apas para recompensas em outros hexes da Península; </text:span><text:span text:style-name="T8">B</text:span><text:span text:style-name="T3">olsas ou itens perdidos por aventureiros anteriores</text:span></text:p>
      <text:p text:style-name="P6"><text:span text:style-name="T4"/></text:p>
      <text:p text:style-name="P6"><text:span text:style-name="T4">- </text:span><text:span text:style-name="T6">Caminho Seguro (Trilha Escondida Criada pelos Pantaneiros)</text:span><text:span text:style-name="T3"><text:line-break/>Entre o terreno perigoso do pântano, existe uma trilha antiga feita por caçadores ou exploradores pantaneiros. Essa trilha permite uma navegação segura, desde que as bandeiras sejam encontradas e seguidas corretamente.</text:span></text:p>
      <text:p text:style-name="P6"><text:span text:style-name="T8"/></text:p>
      <text:p text:style-name="P6"><text:span text:style-name="T8">-</text:span><text:span text:style-name="T7">E</text:span><text:span text:style-name="T6">ntradas Ocultas</text:span></text:p>
      <text:p text:style-name="P7"><text:span text:style-name="T3">No coração do pântano, há uma mamoa alagada que serve de depósito para os pantaneiros. Essa mamoa é habitada por alguns mortos-vivos.</text:span></text:p>
      <text:p text:style-name="P6"><text:span text:style-name="T3">Entre os poços naturais do pântano, um deles é uma entrada para as Entranhas da Ter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85a17" officeooo:paragraph-rsid="001a7589"/>
    </style:style>
    <style:style style:name="MT1" style:family="text">
      <style:text-properties officeooo:rsid="001d507f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X 0<text:span text:style-name="MT1">4</text:span>0<text:span text:style-name="MT1">8</text:span> – <text:span text:style-name="MT1">O CHARCO DAS BANDEIRAS</text:span> – <text:span text:style-name="MT1">Denis Grill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6T15:50:19.895000000</meta:creation-date>
    <dc:date>2024-10-20T14:29:55.471000000</dc:date>
    <meta:editing-duration>PT23M22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0" meta:word-count="378" meta:character-count="2465" meta:non-whitespace-character-count="2093"/>
  </office:meta>
</office:document-meta>
</file>